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1eb" officeooo:paragraph-rsid="001e01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2"/>UNIVERSIDADE FEDERAL DE VIÇOSA - CAMPUS RIO PARANAÍBA</text:p>
      <text:p text:style-name="P1"><text:s text:c="2"/>PER 2020-4 PERÍODO ESPECIAL REMOTO</text:p>
      <text:p text:style-name="P1"><text:s text:c="2"/>SIN 351 SISTEMAS OPERACIONAL</text:p>
      <text:p text:style-name="P1"><text:s text:c="2"/>PROFESSOR: RODRIGO MOREIRA</text:p>
      <text:p text:style-name="P1"><text:s text:c="2"/>Trabalho Prático II: Implementando um Gerenciador de Memória</text:p>
      <text:p text:style-name="P1"><text:s text:c="2"/>ALUNOS: 2746 RODRIGO DE OLIVEIRA COSTA</text:p>
      <text:p text:style-name="P1"><text:s text:c="10"/>6010 JOÃO VITOR AZEVEDO </text:p>
      <text:p text:style-name="P1"/>
      <text:p text:style-name="P1">INSTRUÇÕES PARA EXECUÇÃO DO SIMULADOR DE SHELL: <text:s text:c="3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45:25.055681314</meta:creation-date>
    <dc:date>2020-12-07T19:19:07.194021419</dc:date>
    <meta:editing-duration>PT1H23M3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45" meta:character-count="336" meta:non-whitespace-character-count="272"/>
  </office:meta>
</office:document-meta>
</file>